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2.0307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4283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mand Numb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5"/>
          <table:table-cell office:value-type="string" calcext:value-type="string">
            <text:p>Channel Number Starts at 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2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Streaming Mod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aci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pons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 Abbreviatio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SEE ERROR RESPON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2"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eboot Devic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9</text:p>
          </table:table-cell>
          <table:table-cell table:number-columns-repeated="6"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Device temperatur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x Sensor Channel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AX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I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Typ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tensity has a range of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07:24:18.10723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09:52:22.951904900</meta:creation-date>
    <dc:date>2025-08-05T07:27:11.958467100</dc:date>
    <meta:editing-duration>PT2H28M15S</meta:editing-duration>
    <meta:editing-cycles>4</meta:editing-cycles>
    <meta:generator>LibreOffice/25.2.4.3$Windows_X86_64 LibreOffice_project/33e196637044ead23f5c3226cde09b47731f7e27</meta:generator>
    <meta:document-statistic meta:table-count="1" meta:cell-count="356" meta:object-count="0"/>
  </office:meta>
</office:document-meta>
</file>